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5cm" fo:min-width="8.111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308cm" fo:min-width="0.058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color="#000000" draw:marker-end="Arrow_20_concave" draw:marker-end-width="0.26cm" draw:fill="solid" draw:textarea-vertical-align="middle"/>
    </style:style>
    <style:style style:name="gr5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03pt solid #000000"/>
    </style:style>
    <style:style style:name="ce2" style:family="table-cell">
      <loext:graphic-properties draw:fill="none"/>
      <style:paragraph-properties fo:text-align="center" fo:border="non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11cm" svg:height="2.575cm" svg:x="10.545cm" svg:y="9.213cm">
          <text:p text:style-name="P1"><text:span text:style-name="T1">Introduc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" draw:text-style-name="P2" draw:layer="layout" svg:width="1.5cm" svg:height="1.5cm" svg:x="5.547cm" svg:y="7.474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7.447cm" svg:y="7.474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9.348cm" svg:y="7.474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11.248cm" svg:y="7.474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13.149cm" svg:y="7.47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15.05cm" svg:y="7.474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16.951cm" svg:y="7.474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18.851cm" svg:y="7.474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20.752cm" svg:y="7.474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cm" svg:height="1.5cm" svg:x="22.654cm" svg:y="7.474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2" draw:layer="layout" svg:width="0.844cm" svg:height="0.844cm" svg:x="5.875cm" svg:y="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6.538cm" svg:y1="7.381cm" svg:x2="6.3cm" svg:y2="7.474cm">
              <text:p/>
            </draw:line>
          </draw:g>
          <draw:g>
            <draw:custom-shape draw:style-name="gr3" draw:text-style-name="P2" draw:layer="layout" svg:width="0.844cm" svg:height="0.844cm" svg:x="7.775cm" svg:y="6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8.438cm" svg:y1="7.382cm" svg:x2="8.2cm" svg:y2="7.475cm">
              <text:p/>
            </draw:line>
          </draw:g>
          <draw:g>
            <draw:custom-shape draw:style-name="gr3" draw:text-style-name="P2" draw:layer="layout" svg:width="0.844cm" svg:height="0.844cm" svg:x="9.676cm" svg:y="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0.339cm" svg:y1="7.381cm" svg:x2="10.101cm" svg:y2="7.474cm">
              <text:p/>
            </draw:line>
          </draw:g>
          <draw:g>
            <draw:custom-shape draw:style-name="gr3" draw:text-style-name="P2" draw:layer="layout" svg:width="0.844cm" svg:height="0.844cm" svg:x="11.576cm" svg:y="6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2.239cm" svg:y1="7.382cm" svg:x2="12.001cm" svg:y2="7.475cm">
              <text:p/>
            </draw:line>
          </draw:g>
          <draw:g>
            <draw:custom-shape draw:style-name="gr3" draw:text-style-name="P2" draw:layer="layout" svg:width="0.844cm" svg:height="0.844cm" svg:x="13.477cm" svg:y="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14cm" svg:y1="7.381cm" svg:x2="13.902cm" svg:y2="7.474cm">
              <text:p/>
            </draw:line>
          </draw:g>
          <draw:g>
            <draw:custom-shape draw:style-name="gr3" draw:text-style-name="P2" draw:layer="layout" svg:width="0.844cm" svg:height="0.844cm" svg:x="15.377cm" svg:y="6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6.04cm" svg:y1="7.382cm" svg:x2="15.802cm" svg:y2="7.475cm">
              <text:p/>
            </draw:line>
          </draw:g>
          <draw:g>
            <draw:custom-shape draw:style-name="gr3" draw:text-style-name="P2" draw:layer="layout" svg:width="0.844cm" svg:height="0.844cm" svg:x="17.278cm" svg:y="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7.941cm" svg:y1="7.381cm" svg:x2="17.703cm" svg:y2="7.474cm">
              <text:p/>
            </draw:line>
          </draw:g>
          <draw:g>
            <draw:custom-shape draw:style-name="gr3" draw:text-style-name="P2" draw:layer="layout" svg:width="0.844cm" svg:height="0.844cm" svg:x="19.178cm" svg:y="6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9.841cm" svg:y1="7.382cm" svg:x2="19.603cm" svg:y2="7.475cm">
              <text:p/>
            </draw:line>
          </draw:g>
          <draw:g>
            <draw:custom-shape draw:style-name="gr3" draw:text-style-name="P2" draw:layer="layout" svg:width="0.844cm" svg:height="0.844cm" svg:x="21.081cm" svg:y="6.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744cm" svg:y1="7.381cm" svg:x2="21.506cm" svg:y2="7.474cm">
              <text:p/>
            </draw:line>
          </draw:g>
          <draw:g>
            <draw:custom-shape draw:style-name="gr3" draw:text-style-name="P2" draw:layer="layout" svg:width="0.844cm" svg:height="0.844cm" svg:x="22.981cm" svg:y="6.6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644cm" svg:y1="7.382cm" svg:x2="23.406cm" svg:y2="7.475cm">
              <text:p/>
            </draw:line>
          </draw:g>
        </draw:g>
        <draw:frame draw:style-name="standard" draw:layer="layout" svg:width="14.098cm" svg:height="1.943cm" svg:x="7.801cm" svg:y="11.6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2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2" draw:text-style-name="P2" draw:layer="layout" svg:width="1.5cm" svg:height="1.5cm" svg:x="5.547cm" svg:y="7.47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7.447cm" svg:y="7.47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9.348cm" svg:y="7.47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1.248cm" svg:y="7.47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3.149cm" svg:y="7.47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15.05cm" svg:y="7.47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cm" svg:height="1.5cm" svg:x="16.951cm" svg:y="7.47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cm" svg:height="1.5cm" svg:x="18.851cm" svg:y="7.47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20.752cm" svg:y="7.47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22.654cm" svg:y="7.47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0.844cm" svg:height="0.844cm" svg:x="5.875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6.538cm" svg:y1="7.381cm" svg:x2="6.3cm" svg:y2="7.474cm">
            <text:p/>
          </draw:line>
        </draw:g>
        <draw:g>
          <draw:custom-shape draw:style-name="gr3" draw:text-style-name="P2" draw:layer="layout" svg:width="0.844cm" svg:height="0.844cm" svg:x="7.775cm" svg:y="6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438cm" svg:y1="7.382cm" svg:x2="8.2cm" svg:y2="7.475cm">
            <text:p/>
          </draw:line>
        </draw:g>
        <draw:g>
          <draw:custom-shape draw:style-name="gr3" draw:text-style-name="P2" draw:layer="layout" svg:width="0.844cm" svg:height="0.844cm" svg:x="9.676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0.339cm" svg:y1="7.381cm" svg:x2="10.101cm" svg:y2="7.474cm">
            <text:p/>
          </draw:line>
        </draw:g>
        <draw:g>
          <draw:custom-shape draw:style-name="gr3" draw:text-style-name="P2" draw:layer="layout" svg:width="0.844cm" svg:height="0.844cm" svg:x="11.576cm" svg:y="6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2.239cm" svg:y1="7.382cm" svg:x2="12.001cm" svg:y2="7.475cm">
            <text:p/>
          </draw:line>
        </draw:g>
        <draw:g>
          <draw:custom-shape draw:style-name="gr3" draw:text-style-name="P2" draw:layer="layout" svg:width="0.844cm" svg:height="0.844cm" svg:x="13.477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4.14cm" svg:y1="7.381cm" svg:x2="13.902cm" svg:y2="7.474cm">
            <text:p/>
          </draw:line>
        </draw:g>
        <draw:g>
          <draw:custom-shape draw:style-name="gr3" draw:text-style-name="P2" draw:layer="layout" svg:width="0.844cm" svg:height="0.844cm" svg:x="15.377cm" svg:y="6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6.04cm" svg:y1="7.382cm" svg:x2="15.802cm" svg:y2="7.475cm">
            <text:p/>
          </draw:line>
        </draw:g>
        <draw:g>
          <draw:custom-shape draw:style-name="gr3" draw:text-style-name="P2" draw:layer="layout" svg:width="0.844cm" svg:height="0.844cm" svg:x="17.278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7.941cm" svg:y1="7.381cm" svg:x2="17.703cm" svg:y2="7.474cm">
            <text:p/>
          </draw:line>
        </draw:g>
        <draw:g>
          <draw:custom-shape draw:style-name="gr3" draw:text-style-name="P2" draw:layer="layout" svg:width="0.844cm" svg:height="0.844cm" svg:x="19.178cm" svg:y="6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9.841cm" svg:y1="7.382cm" svg:x2="19.603cm" svg:y2="7.475cm">
            <text:p/>
          </draw:line>
        </draw:g>
        <draw:g>
          <draw:custom-shape draw:style-name="gr3" draw:text-style-name="P2" draw:layer="layout" svg:width="0.844cm" svg:height="0.844cm" svg:x="21.081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744cm" svg:y1="7.381cm" svg:x2="21.506cm" svg:y2="7.474cm">
            <text:p/>
          </draw:line>
        </draw:g>
        <draw:g>
          <draw:custom-shape draw:style-name="gr3" draw:text-style-name="P2" draw:layer="layout" svg:width="0.844cm" svg:height="0.844cm" svg:x="22.981cm" svg:y="6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3.644cm" svg:y1="7.382cm" svg:x2="23.406cm" svg:y2="7.475cm">
            <text:p/>
          </draw:line>
        </draw:g>
        <draw:frame draw:style-name="standard" draw:layer="layout" svg:width="14.098cm" svg:height="1.943cm" svg:x="7.801cm" svg:y="11.6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2"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5" draw:text-style-name="P3" draw:layer="layout" draw:type="curve" svg:x1="17.701cm" svg:y1="8.974cm" svg:x2="19.601cm" svg:y2="8.974cm" draw:start-shape="id1" draw:start-glue-point="8" draw:end-shape="id2" draw:end-glue-point="8" svg:d="M17701 8974c0 781 1900 781 1900 0" svg:viewBox="0 0 1901 58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14T15:45:39.377000000</dc:date>
    <meta:editing-duration>P3DT5H15M48S</meta:editing-duration>
    <meta:editing-cycles>178</meta:editing-cycles>
    <meta:generator>LibreOffice/6.4.5.2$Windows_X86_64 LibreOffice_project/a726b36747cf2001e06b58ad5db1aa3a9a1872d6</meta:generator>
    <meta:document-statistic meta:object-count="85"/>
  </office:meta>
</office:document-meta>
</file>